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Source Sans" svg:font-family="'Source Sans'" style:font-family-generic="swiss"/>
    <style:font-face style:name="Roboto" svg:font-family="Roboto" style:font-pitch="variable"/>
    <style:font-face style:name="Roboto1" svg:font-family="Roboto" style:font-adornments="Black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Source Sans Pro Black" svg:font-family="'Source Sans Pro Black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ula2" style:family="table" style:master-page-name="CLandscape">
      <style:table-properties style:width="17.403cm" fo:margin-left="-0.199cm" style:page-number="auto" fo:break-before="page" table:align="left" style:writing-mode="lr-tb"/>
    </style:style>
    <style:style style:name="Taula2.A" style:family="table-column">
      <style:table-column-properties style:column-width="11.589cm"/>
    </style:style>
    <style:style style:name="Taula2.B" style:family="table-column">
      <style:table-column-properties style:column-width="2.898cm"/>
    </style:style>
    <style:style style:name="Taula2.C" style:family="table-column">
      <style:table-column-properties style:column-width="2.916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B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A2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0.5pt solid #000000" style:writing-mode="lr-tb"/>
    </style:style>
    <style:style style:name="Taula2.B2" style:family="table-cell">
      <style:table-cell-properties style:vertical-align="top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2.3" style:family="table-row">
      <style:table-row-properties style:min-row-height="1.205cm" fo:keep-together="auto"/>
    </style:style>
    <style:style style:name="Taula3" style:family="table">
      <style:table-properties style:width="17.403cm" fo:margin-left="-0.199cm" table:align="left" style:writing-mode="lr-tb"/>
    </style:style>
    <style:style style:name="Taula3.A" style:family="table-column">
      <style:table-column-properties style:column-width="11.589cm"/>
    </style:style>
    <style:style style:name="Taula3.B" style:family="table-column">
      <style:table-column-properties style:column-width="2.898cm"/>
    </style:style>
    <style:style style:name="Taula3.C" style:family="table-column">
      <style:table-column-properties style:column-width="2.916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3.B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0.5pt solid #000000" style:writing-mode="lr-tb"/>
    </style:style>
    <style:style style:name="Taula3.B2" style:family="table-cell">
      <style:table-cell-properties style:vertical-align="top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3" style:family="table-row">
      <style:table-row-properties style:min-row-height="1.205cm" fo:keep-together="auto"/>
    </style:style>
    <style:style style:name="Taula4" style:family="table">
      <style:table-properties style:width="17.403cm" fo:margin-left="-0.199cm" table:align="left" style:writing-mode="lr-tb"/>
    </style:style>
    <style:style style:name="Taula4.A" style:family="table-column">
      <style:table-column-properties style:column-width="11.589cm"/>
    </style:style>
    <style:style style:name="Taula4.B" style:family="table-column">
      <style:table-column-properties style:column-width="2.898cm"/>
    </style:style>
    <style:style style:name="Taula4.C" style:family="table-column">
      <style:table-column-properties style:column-width="2.916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4.B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4.A2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0.5pt solid #000000" style:writing-mode="lr-tb"/>
    </style:style>
    <style:style style:name="Taula4.B2" style:family="table-cell">
      <style:table-cell-properties style:vertical-align="top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.3" style:family="table-row">
      <style:table-row-properties style:min-row-height="1.205cm" fo:keep-together="auto"/>
    </style:style>
    <style:style style:name="P1" style:family="paragraph" style:parent-style-name="Standard">
      <style:paragraph-properties style:snap-to-layout-grid="false">
        <style:tab-stops>
          <style:tab-stop style:position="-1.2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2pt" fo:language="en" fo:country="US" fo:font-weight="bold" officeooo:rsid="0008b539" officeooo:paragraph-rsid="0008b539" style:font-name-asian="Times New Roman" style:font-size-asian="12pt" style:font-weight-asian="bold" style:font-name-complex="Verdana" style:font-size-complex="12pt" style:language-complex="ar" style:country-complex="SA"/>
    </style:style>
    <style:style style:name="P4" style:family="paragraph" style:parent-style-name="Standard">
      <style:text-properties style:use-window-font-color="true" style:font-name="Roboto1" fo:font-size="11pt" fo:language="en" fo:country="US" officeooo:rsid="002e12b2" officeooo:paragraph-rsid="001ad7b6" style:font-name-asian="Times New Roman" style:font-size-asian="11pt" style:font-name-complex="Arial" style:font-size-complex="11pt" style:language-complex="ar" style:country-complex="SA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Verdana" style:font-size-complex="9pt"/>
    </style:style>
    <style:style style:name="P6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font-size="9pt" style:font-size-asian="9pt" style:font-name-complex="Verdana" style:font-size-complex="9pt"/>
    </style:style>
    <style:style style:name="P7" style:family="paragraph" style:parent-style-name="Standard">
      <style:text-properties style:font-name="Roboto1" fo:font-size="11pt" officeooo:paragraph-rsid="001ad7b6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9.108cm"/>
        </style:tab-stops>
      </style:paragraph-properties>
      <style:text-properties style:font-name="Roboto1" fo:font-size="11pt" officeooo:paragraph-rsid="001ad7b6" style:font-size-asian="11pt" style:font-size-complex="11pt"/>
    </style:style>
    <style:style style:name="P9" style:family="paragraph" style:parent-style-name="Standard">
      <style:text-properties style:font-name="Roboto1" fo:font-size="11pt" fo:language="en" fo:country="US" officeooo:paragraph-rsid="001ad7b6" style:font-size-asian="11pt" style:font-size-complex="11pt"/>
    </style:style>
    <style:style style:name="P10" style:family="paragraph" style:parent-style-name="Standard">
      <style:text-properties style:font-name="Roboto1" fo:font-size="11pt" fo:language="en" fo:country="US" officeooo:rsid="002da9fc" officeooo:paragraph-rsid="001ad7b6" style:font-size-asian="11pt" style:font-size-complex="11pt"/>
    </style:style>
    <style:style style:name="P11" style:family="paragraph" style:parent-style-name="Standard">
      <style:text-properties style:font-name="Roboto1" fo:font-size="11pt" fo:language="en" fo:country="US" officeooo:rsid="00322dc1" officeooo:paragraph-rsid="001ad7b6" style:font-size-asian="11pt" style:font-size-complex="11pt"/>
    </style:style>
    <style:style style:name="P12" style:family="paragraph" style:parent-style-name="Standard" style:master-page-name="CLandscape">
      <style:paragraph-properties style:page-number="auto" fo:break-before="page"/>
      <style:text-properties fo:language="en" fo:country="US" officeooo:paragraph-rsid="001ad7b6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12pt" fo:language="en" fo:country="US" fo:font-weight="bold" style:font-size-asian="12pt" style:font-weight-asian="bold" style:font-name-complex="Verdana"/>
    </style:style>
    <style:style style:name="T3" style:family="text">
      <style:text-properties style:use-window-font-color="true" style:font-name="Arial" fo:font-size="11pt" fo:language="es" fo:country="ES" officeooo:rsid="0008b539" style:font-name-asian="Times New Roman" style:font-size-asian="11pt" style:font-name-complex="Arial" style:font-size-complex="12pt" style:language-complex="ar" style:country-complex="SA"/>
    </style:style>
    <style:style style:name="T4" style:family="text">
      <style:text-properties style:use-window-font-color="true" style:font-name="Arial" fo:font-size="11pt" fo:language="es" fo:country="ES" officeooo:rsid="00322dc1" style:font-name-asian="Times New Roman" style:font-size-asian="11pt" style:font-name-complex="Arial" style:font-size-complex="12pt" style:language-complex="ar" style:country-complex="SA"/>
    </style:style>
    <style:style style:name="T5" style:family="text">
      <style:text-properties style:use-window-font-color="true" style:font-name="Arial" fo:font-size="11pt" fo:language="en" fo:country="US" officeooo:rsid="002da9fc" style:font-name-asian="Times New Roman" style:font-size-asian="11pt" style:font-name-complex="Arial" style:font-size-complex="12pt" style:language-complex="ar" style:country-complex="SA"/>
    </style:style>
    <style:style style:name="T6" style:family="text">
      <style:text-properties style:use-window-font-color="true" style:font-name="Arial" fo:font-size="11pt" fo:language="en" fo:country="US" officeooo:rsid="002e12b2" style:font-name-asian="Times New Roman" style:font-size-asian="11pt" style:font-name-complex="Arial" style:font-size-complex="12pt" style:language-complex="ar" style:country-complex="SA"/>
    </style:style>
    <style:style style:name="T7" style:family="text">
      <style:text-properties style:use-window-font-color="true" style:font-name="Verdana" fo:font-size="9pt" fo:language="es" fo:country="ES" officeooo:rsid="0008b539" style:font-name-asian="Times New Roman" style:font-size-asian="9pt" style:font-name-complex="Verdana" style:font-size-complex="9pt" style:language-complex="ar" style:country-complex="SA"/>
    </style:style>
    <style:style style:name="T8" style:family="text">
      <style:text-properties style:use-window-font-color="true" fo:font-size="11pt" fo:language="en" fo:country="US" officeooo:rsid="002da9fc" style:font-name-asian="Times New Roman" style:font-size-asian="11pt" style:font-name-complex="Arial" style:font-size-complex="12pt" style:language-complex="ar" style:country-complex="SA"/>
    </style:style>
    <style:style style:name="T9" style:family="text">
      <style:text-properties style:use-window-font-color="true" fo:font-size="11pt" fo:language="en" fo:country="US" officeooo:rsid="002e12b2" style:font-name-asian="Times New Roman" style:font-size-asian="11pt" style:font-name-complex="Arial" style:font-size-complex="12pt" style:language-complex="ar" style:country-complex="SA"/>
    </style:style>
    <style:style style:name="T10" style:family="text">
      <style:text-properties style:use-window-font-color="true" fo:font-size="11pt" fo:language="es" fo:country="ES" officeooo:rsid="00322dc1" style:font-name-asian="Times New Roman" style:font-size-asian="11pt" style:font-name-complex="Arial" style:font-size-complex="12pt" style:language-complex="ar" style:country-complex="SA"/>
    </style:style>
    <style:style style:name="T11" style:family="text">
      <style:text-properties style:use-window-font-color="true" fo:language="en" fo:country="US" officeooo:rsid="002da9fc" style:font-name-asian="Times New Roman" style:font-name-complex="Arial" style:language-complex="ar" style:country-complex="SA"/>
    </style:style>
    <style:style style:name="T12" style:family="text">
      <style:text-properties style:use-window-font-color="true" fo:language="en" fo:country="US" officeooo:rsid="002e12b2" style:font-name-asian="Times New Roman" style:font-name-complex="Arial" style:language-complex="ar" style:country-complex="SA"/>
    </style:style>
    <style:style style:name="T13" style:family="text">
      <style:text-properties style:use-window-font-color="true" fo:language="es" fo:country="ES" officeooo:rsid="00322dc1" style:font-name-asian="Times New Roman" style:font-name-complex="Arial" style:language-complex="ar" style:country-complex="SA"/>
    </style:style>
    <style:style style:name="T14" style:family="text">
      <style:text-properties fo:language="en" fo:country="US"/>
    </style:style>
    <style:style style:name="T15" style:family="text">
      <style:text-properties officeooo:rsid="001406af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2da9fc"/>
    </style:style>
    <style:style style:name="T18" style:family="text">
      <style:text-properties officeooo:rsid="002e12b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7">Project: <text:span text:style-name="T17">Analysis</text:span></text:p>
          </table:table-cell>
          <table:table-cell table:style-name="Taula2.B1" table:number-columns-spanned="2" office:value-type="string">
            <text:p text:style-name="P7">WP ref: WP<text:span text:style-name="T17">1</text:span></text:p>
          </table:table-cell>
          <table:covered-table-cell/>
        </table:table-row>
        <table:table-row table:style-name="Taula2.1">
          <table:table-cell table:style-name="Taula2.A2" office:value-type="string">
            <text:p text:style-name="P9">Major constituent: <text:span text:style-name="T17">measurement &amp; analysis</text:span></text:p>
          </table:table-cell>
          <table:table-cell table:style-name="Taula2.B2" table:number-columns-spanned="2" office:value-type="string">
            <text:p text:style-name="P9">Sheet <text:span text:style-name="T17">1</text:span> of <text:span text:style-name="T17">1</text:span></text:p>
          </table:table-cell>
          <table:covered-table-cell/>
        </table:table-row>
        <table:table-row table:style-name="Taula2.3">
          <table:table-cell table:style-name="Taula2.A2" office:value-type="string">
            <text:p text:style-name="P9">Short description:</text:p>
            <text:p text:style-name="P10">Develop necessary tools to non-invasibly measure and analyze the dynamics of the I/O throttling and how it affects other processes.</text:p>
            <text:p text:style-name="P9"/>
          </table:table-cell>
          <table:table-cell table:style-name="Taula2.B2" table:number-columns-spanned="2" office:value-type="string">
            <text:p text:style-name="P9">Planned start date:</text:p>
            <text:p text:style-name="P10">2020-03-01</text:p>
            <text:p text:style-name="P9">Planned end date:</text:p>
            <text:p text:style-name="P10">2020-0<text:span text:style-name="T18">3-28</text:span></text:p>
          </table:table-cell>
          <table:covered-table-cell/>
        </table:table-row>
        <table:table-row table:style-name="Taula2.1">
          <table:table-cell table:style-name="Taula2.A2" office:value-type="string">
            <text:p text:style-name="P9">Internal task T1: <text:span text:style-name="T17">real-time monitor</text:span></text:p>
            <text:p text:style-name="P9">Internal task T2: <text:span text:style-name="T17">ftrace analysis</text:span></text:p>
            <text:p text:style-name="P10">Internal task T3: dummy loads / processes</text:p>
            <text:p text:style-name="P10">Internal task T4: perform basic tests</text:p>
            <text:p text:style-name="P10">Internal task T5: perform cgroup tests</text:p>
          </table:table-cell>
          <table:table-cell table:style-name="Taula2.A2" office:value-type="string">
            <text:p text:style-name="P9">Deliverables:</text:p>
            <text:p text:style-name="P10">None</text:p>
          </table:table-cell>
          <table:table-cell table:style-name="Taula2.B2" office:value-type="string">
            <text:p text:style-name="P9">Dates:</text:p>
            <text:p text:style-name="P10">None</text:p>
          </table:table-cell>
        </table:table-row>
      </table:table>
      <text:p text:style-name="P9"/>
      <text:p text:style-name="P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office:value-type="string">
            <text:p text:style-name="P7">Project: <text:span text:style-name="T17">Implementation</text:span></text:p>
          </table:table-cell>
          <table:table-cell table:style-name="Taula3.B1" table:number-columns-spanned="2" office:value-type="string">
            <text:p text:style-name="P7">WP ref: WP<text:span text:style-name="T18">2</text:span></text:p>
          </table:table-cell>
          <table:covered-table-cell/>
        </table:table-row>
        <table:table-row table:style-name="Taula3.1">
          <table:table-cell table:style-name="Taula3.A2" office:value-type="string">
            <text:p text:style-name="P7"><text:span text:style-name="T14">Major constituent: </text:span><text:span text:style-name="T11">d</text:span><text:span text:style-name="T12">esign &amp; development</text:span></text:p>
          </table:table-cell>
          <table:table-cell table:style-name="Taula3.B2" table:number-columns-spanned="2" office:value-type="string">
            <text:p text:style-name="P9">Sheet <text:span text:style-name="T17">1</text:span> of <text:span text:style-name="T17">1</text:span></text:p>
          </table:table-cell>
          <table:covered-table-cell/>
        </table:table-row>
        <table:table-row table:style-name="Taula3.3">
          <table:table-cell table:style-name="Taula3.A2" office:value-type="string">
            <text:p text:style-name="P9">Short description:</text:p>
            <text:p text:style-name="P9">Understand throttling dynamics. Design &amp; develop Proof of Concept to (partly) isolate throttling</text:p>
            <text:p text:style-name="P9"/>
          </table:table-cell>
          <table:table-cell table:style-name="Taula3.B2" table:number-columns-spanned="2" office:value-type="string">
            <text:p text:style-name="P9">Planned start date:</text:p>
            <text:p text:style-name="P10">2020-0<text:span text:style-name="T18">3-29</text:span></text:p>
            <text:p text:style-name="P9">Planned end date:</text:p>
            <text:p text:style-name="P10">2020-0<text:span text:style-name="T18">5</text:span>-0<text:span text:style-name="T18">2</text:span></text:p>
          </table:table-cell>
          <table:covered-table-cell/>
        </table:table-row>
        <table:table-row table:style-name="Taula3.1">
          <table:table-cell table:style-name="Taula3.A2" office:value-type="string">
            <text:p text:style-name="P7"><text:span text:style-name="T14">Internal task T1: </text:span><text:span text:style-name="T12">understand throttling dynamics</text:span></text:p>
            <text:p text:style-name="P4">Internal task T2: design general operation, validate it</text:p>
            <text:p text:style-name="P4">Internal task T3: PoC development</text:p>
            <text:p text:style-name="P4">Internal task T4: perform basic tests</text:p>
          </table:table-cell>
          <table:table-cell table:style-name="Taula3.A2" office:value-type="string">
            <text:p text:style-name="P9">Deliverables:</text:p>
            <text:p text:style-name="P11">Critical review</text:p>
          </table:table-cell>
          <table:table-cell table:style-name="Taula3.B2" office:value-type="string">
            <text:p text:style-name="P9">Dates:</text:p>
            <text:p text:style-name="P10">None</text:p>
          </table:table-cell>
        </table:table-row>
      </table:table>
      <text:p text:style-name="P9"/>
      <text:p text:style-name="P9"/>
      <table:table table:name="Taula4" table:style-name="Taula4">
        <table:table-column table:style-name="Taula4.A"/>
        <table:table-column table:style-name="Taula4.B"/>
        <table:table-column table:style-name="Taula4.C"/>
        <table:table-row table:style-name="Taula4.1">
          <table:table-cell table:style-name="Taula4.A1" office:value-type="string">
            <text:p text:style-name="P7">Project: <text:span text:style-name="T13">Discussion</text:span></text:p>
          </table:table-cell>
          <table:table-cell table:style-name="Taula4.B1" table:number-columns-spanned="2" office:value-type="string">
            <text:p text:style-name="P7">WP ref: WP<text:span text:style-name="T18">3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9">Major constituent: </text:p>
          </table:table-cell>
          <table:table-cell table:style-name="Taula4.B2" table:number-columns-spanned="2" office:value-type="string">
            <text:p text:style-name="P9">Sheet <text:span text:style-name="T17">1</text:span> of <text:span text:style-name="T17">1</text:span></text:p>
          </table:table-cell>
          <table:covered-table-cell/>
        </table:table-row>
        <table:table-row table:style-name="Taula4.3">
          <table:table-cell table:style-name="Taula4.A2" office:value-type="string">
            <text:p text:style-name="P9">Short description:</text:p>
            <text:p text:style-name="P9">Test <text:span text:style-name="T18">the </text:span>PoC in production systems, measure improvement, optionally develop <text:span text:style-name="T18">proper </text:span>kernel patch</text:p>
            <text:p text:style-name="P9"/>
          </table:table-cell>
          <table:table-cell table:style-name="Taula4.B2" table:number-columns-spanned="2" office:value-type="string">
            <text:p text:style-name="P9">Planned start date:</text:p>
            <text:p text:style-name="P10">2020-0<text:span text:style-name="T18">5-03</text:span></text:p>
            <text:p text:style-name="P9">Planned end date:</text:p>
            <text:p text:style-name="P10">2020-0<text:span text:style-name="T18">6-08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7"><text:span text:style-name="T14">Internal task T1: </text:span><text:span text:style-name="T12">production test, measures</text:span></text:p>
            <text:p text:style-name="P4">Internal task T2: improvement anaysis</text:p>
            <text:p text:style-name="P4">Internal task T3: [Optional] kernel patch development</text:p>
          </table:table-cell>
          <table:table-cell table:style-name="Taula4.A2" office:value-type="string">
            <text:p text:style-name="P9">Deliverables:</text:p>
            <text:p text:style-name="P11">Final memory, source code</text:p>
          </table:table-cell>
          <table:table-cell table:style-name="Taula4.B2" office:value-type="string">
            <text:p text:style-name="P9">Dates:</text:p>
            <text:p text:style-name="P10">Non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Source Sans" svg:font-family="'Source Sans'" style:font-family-generic="swiss"/>
    <style:font-face style:name="Roboto" svg:font-family="Roboto" style:font-pitch="variable"/>
    <style:font-face style:name="Roboto1" svg:font-family="Roboto" style:font-adornments="Black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Source Sans Pro Black" svg:font-family="'Source Sans Pro Black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ítol_20_del_20_llibre" style:display-name="Títol del llibr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8cm" fo:page-height="21.301cm" style:num-format="1" style:print-orientation="portrait" fo:margin-top="0.199cm" fo:margin-bottom="0cm" fo:margin-left="0.45cm" fo:margin-right="0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ba Mendez</meta:initial-creator>
    <meta:creation-date>2020-06-29T01:41:13.217322123</meta:creation-date>
    <dc:date>2020-06-29T01:49:32.800415609</dc:date>
    <dc:creator>Alba Mendez</dc:creator>
    <meta:editing-duration>PT8M20S</meta:editing-duration>
    <meta:editing-cycles>1</meta:editing-cycles>
    <meta:document-statistic meta:table-count="4" meta:image-count="1" meta:object-count="0" meta:page-count="1" meta:paragraph-count="61" meta:word-count="225" meta:character-count="1508" meta:non-whitespace-character-count="1341"/>
    <meta:generator>LibreOffice/6.4.4.2$Linux_X86_64 LibreOffice_project/40$Build-2</meta:generator>
  </office:meta>
</office:document-meta>
</file>